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866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color="#ffff00"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Jbos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Default"/>
        <table:table-column table:style-name="co6" table:number-columns-repeated="3" table:default-cell-style-name="ce25"/>
        <table:table-column table:style-name="co6" table:number-columns-repeated="7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799];&quot;High&quot;;[.D5:.D799])" office:value-type="float" office:value="198">
            <text:p>198</text:p>
          </table:table-cell>
          <table:table-cell table:formula="of:=SUMPRODUCT(([.C5:.C799]=&quot;High&quot;)*([.E5:.E799]=&quot;x&quot;)*[.D5:.D799])" office:value-type="float" office:value="45">
            <text:p>45</text:p>
          </table:table-cell>
          <table:table-cell table:style-name="Default" table:formula="of:=SUMPRODUCT(([.C5:.C799]=&quot;High&quot;)*([.F5:.F799]=&quot;x&quot;)*[.D5:.D799])" office:value-type="float" office:value="60">
            <text:p>60</text:p>
          </table:table-cell>
          <table:table-cell table:style-name="Default" table:formula="of:=SUMPRODUCT(([.C5:.C799]=&quot;High&quot;)*([.G5:.G799]=&quot;x&quot;)*[.D5:.D799])" office:value-type="float" office:value="69">
            <text:p>69</text:p>
          </table:table-cell>
          <table:table-cell table:style-name="Default" table:formula="of:=SUMPRODUCT(([.C5:.C799]=&quot;High&quot;)*([.H5:.H799]=&quot;x&quot;)*[.D5:.D799])" office:value-type="float" office:value="6">
            <text:p>6</text:p>
          </table:table-cell>
          <table:table-cell table:formula="of:=SUMPRODUCT(([.C5:.C799]=&quot;High&quot;)*([.I5:.I799]=&quot;x&quot;)*[.D5:.D799])" office:value-type="float" office:value="18">
            <text:p>18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799];&quot;Medium&quot;;[.D5:.D799])" office:value-type="float" office:value="79">
            <text:p>79</text:p>
          </table:table-cell>
          <table:table-cell table:formula="of:=SUMPRODUCT(([.C5:.C799]=&quot;Medium&quot;)*([.E5:.E799]=&quot;x&quot;)*[.D5:.D799])" office:value-type="float" office:value="26">
            <text:p>26</text:p>
          </table:table-cell>
          <table:table-cell table:style-name="Default" table:formula="of:=SUMPRODUCT(([.C5:.C799]=&quot;Medium&quot;)*([.F5:.F799]=&quot;x&quot;)*[.D5:.D799])" office:value-type="float" office:value="15">
            <text:p>15</text:p>
          </table:table-cell>
          <table:table-cell table:style-name="Default" table:formula="of:=SUMPRODUCT(([.C5:.C799]=&quot;Medium&quot;)*([.G5:.G799]=&quot;x&quot;)*[.D5:.D799])" office:value-type="float" office:value="19">
            <text:p>19</text:p>
          </table:table-cell>
          <table:table-cell table:style-name="Default" table:formula="of:=SUMPRODUCT(([.C5:.C799]=&quot;Medium&quot;)*([.H5:.H799]=&quot;x&quot;)*[.D5:.D799])" office:value-type="float" office:value="8">
            <text:p>8</text:p>
          </table:table-cell>
          <table:table-cell table:formula="of:=SUMPRODUCT(([.C5:.C799]=&quot;Medium&quot;)*([.I5:.I799]=&quot;x&quot;)*[.D5:.D799])" office:value-type="float" office:value="11">
            <text:p>11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799];&quot;Low&quot;;[.D5:.D799])" office:value-type="float" office:value="6">
            <text:p>6</text:p>
          </table:table-cell>
          <table:table-cell table:formula="of:=SUMPRODUCT(([.C5:.C799]=&quot;Low&quot;)*([.E5:.E799]=&quot;x&quot;)*[.D5:.D799])" office:value-type="float" office:value="3">
            <text:p>3</text:p>
          </table:table-cell>
          <table:table-cell table:style-name="Default" table:formula="of:=SUMPRODUCT(([.C5:.C799]=&quot;Low&quot;)*([.F5:.F799]=&quot;x&quot;)*[.D5:.D799])" office:value-type="float" office:value="1">
            <text:p>1</text:p>
          </table:table-cell>
          <table:table-cell table:style-name="Default" table:formula="of:=SUMPRODUCT(([.C5:.C799]=&quot;Low&quot;)*([.G5:.G799]=&quot;x&quot;)*[.D5:.D799])" office:value-type="float" office:value="1">
            <text:p>1</text:p>
          </table:table-cell>
          <table:table-cell table:style-name="Default" table:formula="of:=SUMPRODUCT(([.C5:.C799]=&quot;Low&quot;)*([.H5:.H799]=&quot;x&quot;)*[.D5:.D799])" office:value-type="float" office:value="1">
            <text:p>1</text:p>
          </table:table-cell>
          <table:table-cell table:formula="of:=SUMPRODUCT(([.C5:.C799]=&quot;Low&quot;)*([.I5:.I799]=&quot;x&quot;)*[.D5:.D799])" office:value-type="float" office:value="0">
            <text:p>0</text:p>
          </table:table-cell>
          <table:table-cell table:number-columns-repeated="6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maamoun</text:p>
          </table:table-cell>
          <table:table-cell table:style-name="ce24" office:value-type="string">
            <text:p>Path</text:p>
          </table:table-cell>
          <table:table-cell table:style-name="ce24" table:number-columns-repeated="3"/>
          <table:table-cell table:style-name="ce30" table:number-columns-repeated="49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Integration/Hom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Integration/Hom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Integration/Hom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Integration/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Integration/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Integration/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Integration/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Integration/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Integration/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Integration/Answ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Integration/Answ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Ans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Integration/Answ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Integration/Sites Explor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Integration/Sites Explor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Integration/Sites Explor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Integration/Dashbo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Integration/Dashbo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Integration/Dashbo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Integration/Forum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Integration/Forum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Integration/Forum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Integration/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Integration/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Integration/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Integration/I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Integration/I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Smoke/Integration/I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Integration/CMI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Integration/CMI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MOKE_PLF_INT_10</text:p>
          </table:table-cell>
          <table:table-cell office:value-type="string">
            <text:p>SmokeTest - CMI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Smoke/Integration/CMI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2</text:p>
          </table:table-cell>
          <table:table-cell table:style-name="ce25" office:value-type="string">
            <text:p>SniffTest - Manage Personal Calendar(Add/Edit/Dele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Manage Personal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CALENDAR_02</text:p>
          </table:table-cell>
          <table:table-cell table:style-name="ce25" office:value-type="string">
            <text:p>SniffTest - Manage Personal Calendar(Add/Edit/Dele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Manage Personal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CALENDAR_02</text:p>
          </table:table-cell>
          <table:table-cell table:style-name="ce25" office:value-type="string">
            <text:p>SniffTest - Manage Personal Calendar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Manage Personal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A_CALENDAR_03</text:p>
          </table:table-cell>
          <table:table-cell office:value-type="string">
            <text:p>SniffTest - Manage Public Calendar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Manage Public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CALENDAR_03</text:p>
          </table:table-cell>
          <table:table-cell office:value-type="string">
            <text:p>SniffTest - Manage Public Calendar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Manage Public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CALENDAR_03</text:p>
          </table:table-cell>
          <table:table-cell office:value-type="string">
            <text:p>SniffTest - Manage Public Calenda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Manage Public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4</text:p>
          </table:table-cell>
          <table:table-cell table:style-name="ce25" office:value-type="string">
            <text:p>SniffTest - Share calenda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Share a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CALENDAR_04</text:p>
          </table:table-cell>
          <table:table-cell table:style-name="ce25" office:value-type="string">
            <text:p>SniffTest - Share calenda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Share a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CALENDAR_04</text:p>
          </table:table-cell>
          <table:table-cell table:style-name="ce25" office:value-type="string">
            <text:p>SniffTest - Share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Share a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A_CALENDAR_08</text:p>
          </table:table-cell>
          <table:table-cell office:value-type="string">
            <text:p>SniffTest - Check highlight mini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Check highlight in mini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CALENDAR_08</text:p>
          </table:table-cell>
          <table:table-cell office:value-type="string">
            <text:p>SniffTest - Check highlight mini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Check highlight in mini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CALENDAR_08</text:p>
          </table:table-cell>
          <table:table-cell office:value-type="string">
            <text:p>SniffTest - Check highlight mini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Check highlight in mini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9</text:p>
          </table:table-cell>
          <table:table-cell table:style-name="ce25" office:value-type="string">
            <text:p>SniffTest - Check pop-up remin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Check pop up remin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CALENDAR_09</text:p>
          </table:table-cell>
          <table:table-cell table:style-name="ce25" office:value-type="string">
            <text:p>SniffTest - Check pop-up remin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Check pop up remin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CALENDAR_09</text:p>
          </table:table-cell>
          <table:table-cell table:style-name="ce25" office:value-type="string">
            <text:p>SniffTest - Check pop-up remin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Check pop up remin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A_CALENDAR_10</text:p>
          </table:table-cell>
          <table:table-cell office:value-type="string">
            <text:p>SniffTest - Check email remin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Check mail remin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CALENDAR_10</text:p>
          </table:table-cell>
          <table:table-cell office:value-type="string">
            <text:p>SniffTest - Check email remin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Check mail remin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CALENDAR_10</text:p>
          </table:table-cell>
          <table:table-cell office:value-type="string">
            <text:p>SniffTest - Check email remin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Check mail remin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19</text:p>
          </table:table-cell>
          <table:table-cell table:style-name="ce25" office:value-type="string">
            <text:p>SniffTest - Import calenda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CALENDAR_19</text:p>
          </table:table-cell>
          <table:table-cell table:style-name="ce25" office:value-type="string">
            <text:p>SniffTest - Import calenda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CALENDAR_19</text:p>
          </table:table-cell>
          <table:table-cell table:style-name="ce25" office:value-type="string">
            <text:p>SniffTest - Import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A_CALENDAR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CALENDAR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CALENDAR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1</text:p>
          </table:table-cell>
          <table:table-cell table:style-name="ce25" office:value-type="string">
            <text:p>SniffTest - Add events for shared calenda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Add events to a shared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EVENT_11</text:p>
          </table:table-cell>
          <table:table-cell table:style-name="ce25" office:value-type="string">
            <text:p>SniffTest - Add events for shared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Add events to a shared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EVENT_11</text:p>
          </table:table-cell>
          <table:table-cell table:style-name="ce25" office:value-type="string">
            <text:p>SniffTest - Add events for shared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Add events to a shared calenda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A_EVENT_13</text:p>
          </table:table-cell>
          <table:table-cell office:value-type="string">
            <text:p>SniffTest - Add events for public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Add events to a public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EVENT_13</text:p>
          </table:table-cell>
          <table:table-cell office:value-type="string">
            <text:p>SniffTest - Add events for public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Add events to a public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EVENT_13</text:p>
          </table:table-cell>
          <table:table-cell office:value-type="string">
            <text:p>SniffTest - Add events for public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Add events to a public calenda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5</text:p>
          </table:table-cell>
          <table:table-cell table:style-name="ce25" office:value-type="string">
            <text:p>SniffTest - Check displaying added task/event in all view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Check all the view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EVENT_15</text:p>
          </table:table-cell>
          <table:table-cell table:style-name="ce25" office:value-type="string">
            <text:p>SniffTest - Check displaying added task/event in all view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Check all the view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EVENT_15</text:p>
          </table:table-cell>
          <table:table-cell table:style-name="ce25" office:value-type="string">
            <text:p>SniffTest - Check displaying added task/event in all view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Check all the view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A_EVENT_16</text:p>
          </table:table-cell>
          <table:table-cell office:value-type="string">
            <text:p>SniffTest - Drag-drop task/ev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EVENT_16</text:p>
          </table:table-cell>
          <table:table-cell office:value-type="string">
            <text:p>SniffTest - Drag-drop task/ev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EVENT_16</text:p>
          </table:table-cell>
          <table:table-cell office:value-type="string">
            <text:p>SniffTest - Drag-drop task/ev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7</text:p>
          </table:table-cell>
          <table:table-cell table:style-name="ce25" office:value-type="string">
            <text:p>SniffTest - Re-siz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Resize event/tas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EVENT_17</text:p>
          </table:table-cell>
          <table:table-cell table:style-name="ce25" office:value-type="string">
            <text:p>SniffTest - Re-siz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Resize event/tas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EVENT_17</text:p>
          </table:table-cell>
          <table:table-cell table:style-name="ce25" office:value-type="string">
            <text:p>SniffTest - Re-siz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Resize event/tas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A_GROUP _01</text:p>
          </table:table-cell>
          <table:table-cell office:value-type="string">
            <text:p>SniffTest - Manage Group 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Manage 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GROUP _01</text:p>
          </table:table-cell>
          <table:table-cell office:value-type="string">
            <text:p>SniffTest - Manage Group 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Manage 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GROUP _01</text:p>
          </table:table-cell>
          <table:table-cell office:value-type="string">
            <text:p>SniffTest - Manage Group 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Manage 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SEARCH_2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Quick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SEARCH_2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Quick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SEARCH_2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Quick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A_SEARCH_22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Advanc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SEARCH_22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Advanc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A_SEARCH_22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alendar\Advance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TASK_07</text:p>
          </table:table-cell>
          <table:table-cell table:style-name="ce25" office:value-type="string">
            <text:p>SniffTest - Manage Task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Manage Tas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TASK_07</text:p>
          </table:table-cell>
          <table:table-cell table:style-name="ce25" office:value-type="string">
            <text:p>SniffTest - Manage Task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Manage Tas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A_TASK_07</text:p>
          </table:table-cell>
          <table:table-cell table:style-name="ce25" office:value-type="string">
            <text:p>SniffTest - Manage Tas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alendar\Manage Tas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HA_OTHERCHECK_01</text:p>
          </table:table-cell>
          <table:table-cell office:value-type="string">
            <text:p>SniffTest - Create new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hat\Add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OTHERCHECK_01</text:p>
          </table:table-cell>
          <table:table-cell office:value-type="string">
            <text:p>SniffTest - Create new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hat\Add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OTHERCHECK_01</text:p>
          </table:table-cell>
          <table:table-cell office:value-type="string">
            <text:p>SniffTest - Create new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hat\Add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02</text:p>
          </table:table-cell>
          <table:table-cell table:style-name="ce25" office:value-type="string">
            <text:p>SniffTest - Invi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hat\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OTHERCHECK_02</text:p>
          </table:table-cell>
          <table:table-cell table:style-name="ce25" office:value-type="string">
            <text:p>SniffTest - Invi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hat\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OTHERCHECK_02</text:p>
          </table:table-cell>
          <table:table-cell table:style-name="ce25" office:value-type="string">
            <text:p>SniffTest - Invi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hat\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HA_OTHERCHECK_03</text:p>
          </table:table-cell>
          <table:table-cell office:value-type="string">
            <text:p>SniffTest - Configur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hat\Configu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OTHERCHECK_03</text:p>
          </table:table-cell>
          <table:table-cell office:value-type="string">
            <text:p>SniffTest - Configur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hat\Configu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OTHERCHECK_03</text:p>
          </table:table-cell>
          <table:table-cell office:value-type="string">
            <text:p>SniffTest - Configur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hat\Configu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07</text:p>
          </table:table-cell>
          <table:table-cell table:style-name="ce25" office:value-type="string">
            <text:p>SniffTest -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hat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OTHERCHECK_07</text:p>
          </table:table-cell>
          <table:table-cell table:style-name="ce25" office:value-type="string">
            <text:p>SniffTest -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hat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OTHERCHECK_07</text:p>
          </table:table-cell>
          <table:table-cell table:style-name="ce25" office:value-type="string">
            <text:p>Sniff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hat\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HA_OTHERCHECK_08</text:p>
          </table:table-cell>
          <table:table-cell office:value-type="string">
            <text:p>SniffTest - Add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hat\Add contac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OTHERCHECK_08</text:p>
          </table:table-cell>
          <table:table-cell office:value-type="string">
            <text:p>SniffTest - Add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hat\Add contac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OTHERCHECK_08</text:p>
          </table:table-cell>
          <table:table-cell office:value-type="string">
            <text:p>SniffTest - Add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hat\Add contac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13</text:p>
          </table:table-cell>
          <table:table-cell table:style-name="ce25" office:value-type="string">
            <text:p>SniffTest - Remove contac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hat\Remov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OTHERCHECK_13</text:p>
          </table:table-cell>
          <table:table-cell table:style-name="ce25" office:value-type="string">
            <text:p>SniffTest - Remove contac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hat\Remov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OTHERCHECK_13</text:p>
          </table:table-cell>
          <table:table-cell table:style-name="ce25" office:value-type="string">
            <text:p>SniffTest - Remove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hat\Remov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HA_OTHERCHECK_15</text:p>
          </table:table-cell>
          <table:table-cell office:value-type="string">
            <text:p>SniffTest - User statu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hat\User statu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OTHERCHECK_15</text:p>
          </table:table-cell>
          <table:table-cell office:value-type="string">
            <text:p>SniffTest - User statu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hat\User statu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OTHERCHECK_15</text:p>
          </table:table-cell>
          <table:table-cell office:value-type="string">
            <text:p>SniffTest - User statu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hat\User statu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09</text:p>
          </table:table-cell>
          <table:table-cell table:style-name="ce25" office:value-type="string">
            <text:p>SniffTest - Add private cha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hat\Add private cha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PRIVATECHAT_09</text:p>
          </table:table-cell>
          <table:table-cell table:style-name="ce25" office:value-type="string">
            <text:p>SniffTest - Add private cha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hat\Add private cha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PRIVATECHAT_09</text:p>
          </table:table-cell>
          <table:table-cell table:style-name="ce25" office:value-type="string">
            <text:p>SniffTest - Add private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hat\Add private cha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HA_PRIVATECHAT_10</text:p>
          </table:table-cell>
          <table:table-cell office:value-type="string">
            <text:p>SniffTest - Send message in private cha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hat\Send private mess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PRIVATECHAT_10</text:p>
          </table:table-cell>
          <table:table-cell office:value-type="string">
            <text:p>SniffTest - Send message in private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hat\Send private mess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PRIVATECHAT_10</text:p>
          </table:table-cell>
          <table:table-cell office:value-type="string">
            <text:p>SniffTest - Send message in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hat\Send private mess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11</text:p>
          </table:table-cell>
          <table:table-cell table:style-name="ce25" office:value-type="string">
            <text:p>SniffTest - Send file in private cha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hat\Send 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PRIVATECHAT_11</text:p>
          </table:table-cell>
          <table:table-cell table:style-name="ce25" office:value-type="string">
            <text:p>SniffTest - Send file in private cha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hat\Send 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PRIVATECHAT_11</text:p>
          </table:table-cell>
          <table:table-cell table:style-name="ce25" office:value-type="string">
            <text:p>SniffTest - Send file in private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CS\Chat\Send fi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HA_PRIVATECHAT_12</text:p>
          </table:table-cell>
          <table:table-cell office:value-type="string">
            <text:p>SniffTest - Export private chat hist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hat\Export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PRIVATECHAT_12</text:p>
          </table:table-cell>
          <table:table-cell office:value-type="string">
            <text:p>SniffTest - Export private chat hist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hat\Export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PRIVATECHAT_12</text:p>
          </table:table-cell>
          <table:table-cell office:value-type="string">
            <text:p>SniffTest - Export private chat hist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hat\Export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14</text:p>
          </table:table-cell>
          <table:table-cell table:style-name="ce25" office:value-type="string">
            <text:p>SniffTest - Show sent messages in period of tim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hat\Message in perio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PRIVATECHAT_14</text:p>
          </table:table-cell>
          <table:table-cell table:style-name="ce25" office:value-type="string">
            <text:p>SniffTest - Show sent messages in period of tim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hat\Message in perio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PRIVATECHAT_14</text:p>
          </table:table-cell>
          <table:table-cell table:style-name="ce25" office:value-type="string">
            <text:p>SniffTest - Show sent messages in period of ti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hat\Message in perio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HA_PUBLICCHAT _05</text:p>
          </table:table-cell>
          <table:table-cell office:value-type="string">
            <text:p>SniffTest - Leav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hat\Leave a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PUBLICCHAT _05</text:p>
          </table:table-cell>
          <table:table-cell office:value-type="string">
            <text:p>SniffTest - Lea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hat\Leave a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PUBLICCHAT _05</text:p>
          </table:table-cell>
          <table:table-cell office:value-type="string">
            <text:p>SniffTest - Lea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hat\Leave a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UBLICCHAT_04</text:p>
          </table:table-cell>
          <table:table-cell table:style-name="ce25" office:value-type="string">
            <text:p>SniffTest - Send message in chat roo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hat\Send 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PUBLICCHAT_04</text:p>
          </table:table-cell>
          <table:table-cell table:style-name="ce25" office:value-type="string">
            <text:p>SniffTest - Send message in chat roo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hat\Send 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HA_PUBLICCHAT_04</text:p>
          </table:table-cell>
          <table:table-cell table:style-name="ce25" office:value-type="string">
            <text:p>SniffTest - Send message in chat roo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hat\Send 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HA_PUBLICCHAT_06</text:p>
          </table:table-cell>
          <table:table-cell office:value-type="string">
            <text:p>SniffTest - Join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hat\Join a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PUBLICCHAT_06</text:p>
          </table:table-cell>
          <table:table-cell office:value-type="string">
            <text:p>SniffTest - Join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hat\Join a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HA_PUBLICCHAT_06</text:p>
          </table:table-cell>
          <table:table-cell office:value-type="string">
            <text:p>SniffTest - Join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hat\Join a room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ADDBOOK_01</text:p>
          </table:table-cell>
          <table:table-cell table:style-name="ce25" office:value-type="string">
            <text:p>SniffTest - Manage Address book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Manage Address boo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ADDBOOK_01</text:p>
          </table:table-cell>
          <table:table-cell table:style-name="ce25" office:value-type="string">
            <text:p>SniffTest - Manage Address boo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Manage Address boo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ADDBOOK_01</text:p>
          </table:table-cell>
          <table:table-cell table:style-name="ce25" office:value-type="string">
            <text:p>SniffTest - Manage Address boo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Manage Address boo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ON_ADDBOOK_02</text:p>
          </table:table-cell>
          <table:table-cell office:value-type="string">
            <text:p>SniffTest - Share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Sh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ADDBOOK_02</text:p>
          </table:table-cell>
          <table:table-cell office:value-type="string">
            <text:p>SniffTest - Share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Sh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ADDBOOK_02</text:p>
          </table:table-cell>
          <table:table-cell office:value-type="string">
            <text:p>SniffTest - Share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Shar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ADDBOOK_10</text:p>
          </table:table-cell>
          <table:table-cell table:style-name="ce25" office:value-type="string">
            <text:p>SniffTest - Import Address book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ADDBOOK_10</text:p>
          </table:table-cell>
          <table:table-cell table:style-name="ce25" office:value-type="string">
            <text:p>SniffTest - Import Address boo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ADDBOOK_10</text:p>
          </table:table-cell>
          <table:table-cell table:style-name="ce25" office:value-type="string">
            <text:p>SniffTest - Import Address boo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ON_ADDBOOK_11</text:p>
          </table:table-cell>
          <table:table-cell office:value-type="string">
            <text:p>SniffTest - Export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ADDBOOK_11</text:p>
          </table:table-cell>
          <table:table-cell office:value-type="string">
            <text:p>SniffTest - Export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ADDBOOK_11</text:p>
          </table:table-cell>
          <table:table-cell office:value-type="string">
            <text:p>SniffTest - Export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CONTACT_03</text:p>
          </table:table-cell>
          <table:table-cell table:style-name="ce25" office:value-type="string">
            <text:p>SniffTest - Manage Contact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Manag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CONTACT_03</text:p>
          </table:table-cell>
          <table:table-cell table:style-name="ce25" office:value-type="string">
            <text:p>SniffTest - Manage Contact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Manag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CONTACT_03</text:p>
          </table:table-cell>
          <table:table-cell table:style-name="ce25" office:value-type="string">
            <text:p>SniffTest - Manage Contact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Manag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ON_CONTACT_05</text:p>
          </table:table-cell>
          <table:table-cell office:value-type="string">
            <text:p>SniffTest - Copy/Paste a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Copy and 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CONTACT_05</text:p>
          </table:table-cell>
          <table:table-cell office:value-type="string">
            <text:p>SniffTest - Copy/Paste a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Copy and 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CONTACT_05</text:p>
          </table:table-cell>
          <table:table-cell office:value-type="string">
            <text:p>SniffTest - Copy/Paste a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Copy and 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CONTACT_06</text:p>
          </table:table-cell>
          <table:table-cell table:style-name="ce25" office:value-type="string">
            <text:p>SniffTest - Share contac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Shar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CONTACT_06</text:p>
          </table:table-cell>
          <table:table-cell table:style-name="ce25" office:value-type="string">
            <text:p>SniffTest - Share contac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Shar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CONTACT_06</text:p>
          </table:table-cell>
          <table:table-cell table:style-name="ce25" office:value-type="string">
            <text:p>SniffTest - Share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Share Contac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ON_CONTACT_09</text:p>
          </table:table-cell>
          <table:table-cell office:value-type="string">
            <text:p>SniffTest - Send Email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Send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CONTACT_09</text:p>
          </table:table-cell>
          <table:table-cell office:value-type="string">
            <text:p>SniffTest - Send Email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Send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CONTACT_09</text:p>
          </table:table-cell>
          <table:table-cell office:value-type="string">
            <text:p>SniffTest - Send Email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Send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LAYOUT_07</text:p>
          </table:table-cell>
          <table:table-cell table:style-name="ce25" office:value-type="string">
            <text:p>SniffTest - Switch views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Switch view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LAYOUT_07</text:p>
          </table:table-cell>
          <table:table-cell table:style-name="ce25" office:value-type="string">
            <text:p>SniffTest - Switch views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Switch view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LAYOUT_07</text:p>
          </table:table-cell>
          <table:table-cell table:style-name="ce25" office:value-type="string">
            <text:p>SniffTest - Switch views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Switch view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ON_SEARCH_12</text:p>
          </table:table-cell>
          <table:table-cell office:value-type="string">
            <text:p>SniffTest - Quick search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SEARCH_12</text:p>
          </table:table-cell>
          <table:table-cell office:value-type="string">
            <text:p>SniffTest - Quick search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SEARCH_12</text:p>
          </table:table-cell>
          <table:table-cell office:value-type="string">
            <text:p>SniffTest - Quick search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SEARCH_13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SEARCH_13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CON_SEARCH_13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ontact\Advanced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CON_TAG_08</text:p>
          </table:table-cell>
          <table:table-cell office:value-type="string">
            <text:p>SniffTest - Tag on specific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Tag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TAG_08</text:p>
          </table:table-cell>
          <table:table-cell office:value-type="string">
            <text:p>SniffTest - Tag on specific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Tag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CON_TAG_08</text:p>
          </table:table-cell>
          <table:table-cell office:value-type="string">
            <text:p>SniffTest - Tag on specific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Contact\Tag 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ACC_01</text:p>
          </table:table-cell>
          <table:table-cell table:style-name="ce25" office:value-type="string">
            <text:p>SniffTest - Manage Mail Account(Add/Edit/Dele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Manage Accou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ACC_01</text:p>
          </table:table-cell>
          <table:table-cell table:style-name="ce25" office:value-type="string">
            <text:p>SniffTest - Manage Mail Account(Add/Edit/Dele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Manage Accou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ACC_01</text:p>
          </table:table-cell>
          <table:table-cell table:style-name="ce25" office:value-type="string">
            <text:p>SniffTest - Manage Mail Account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Manage Accou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MA_ACC_19</text:p>
          </table:table-cell>
          <table:table-cell office:value-type="string">
            <text:p>SniffTest - Delegate an email accou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Dele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ACC_19</text:p>
          </table:table-cell>
          <table:table-cell office:value-type="string">
            <text:p>SniffTest - Delegate an email accou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Dele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ACC_19</text:p>
          </table:table-cell>
          <table:table-cell office:value-type="string">
            <text:p>SniffTest - Delegate an email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Deleg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ADDBOOK_18</text:p>
          </table:table-cell>
          <table:table-cell table:style-name="ce25" office:value-type="string">
            <text:p>SniffTest - Manage Contact in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Manage contact in Mai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ADDBOOK_18</text:p>
          </table:table-cell>
          <table:table-cell table:style-name="ce25" office:value-type="string">
            <text:p>SniffTest - Manage Contact in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Manage contact in Mai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ADDBOOK_18</text:p>
          </table:table-cell>
          <table:table-cell table:style-name="ce25" office:value-type="string">
            <text:p>SniffTest - Manage Contact in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Manage contact in Mai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MA_EVENT_17</text:p>
          </table:table-cell>
          <table:table-cell office:value-type="string">
            <text:p>SniffTest - Add event in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Add event in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EVENT_17</text:p>
          </table:table-cell>
          <table:table-cell office:value-type="string">
            <text:p>SniffTest - Add event in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Add event in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EVENT_17</text:p>
          </table:table-cell>
          <table:table-cell office:value-type="string">
            <text:p>SniffTest - Add event in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Add event in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FILTER_13</text:p>
          </table:table-cell>
          <table:table-cell table:style-name="ce25" office:value-type="string">
            <text:p>SniffTest - Filter messag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Filter 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FILTER_13</text:p>
          </table:table-cell>
          <table:table-cell table:style-name="ce25" office:value-type="string">
            <text:p>SniffTest - Filter messag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Filter 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FILTER_13</text:p>
          </table:table-cell>
          <table:table-cell table:style-name="ce25" office:value-type="string">
            <text:p>SniffTest - Filter messag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Filter 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MA_FILTER_14</text:p>
          </table:table-cell>
          <table:table-cell office:value-type="string">
            <text:p>SniffTest - Mange Filters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Manage fil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FILTER_14</text:p>
          </table:table-cell>
          <table:table-cell office:value-type="string">
            <text:p>SniffTest - Mange Filters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Manage fil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FILTER_14</text:p>
          </table:table-cell>
          <table:table-cell office:value-type="string">
            <text:p>SniffTest - Mange Filters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Manage fil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FOLDER_10</text:p>
          </table:table-cell>
          <table:table-cell table:style-name="ce25" office:value-type="string">
            <text:p>SniffTest - Manage a folder(Add/Edit/Delet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Manage 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FOLDER_10</text:p>
          </table:table-cell>
          <table:table-cell table:style-name="ce25" office:value-type="string">
            <text:p>SniffTest - Manage a folder(Add/Edit/Delet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Manage 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FOLDER_10</text:p>
          </table:table-cell>
          <table:table-cell table:style-name="ce25" office:value-type="string">
            <text:p>SniffTest - Manage a folder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Manage 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MA_MAIL_02</text:p>
          </table:table-cell>
          <table:table-cell office:value-type="string">
            <text:p>SniffTest - Check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Check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MAIL_02</text:p>
          </table:table-cell>
          <table:table-cell office:value-type="string">
            <text:p>SniffTest - Check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Check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MAIL_02</text:p>
          </table:table-cell>
          <table:table-cell office:value-type="string">
            <text:p>SniffTest - Check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Check Mai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3</text:p>
          </table:table-cell>
          <table:table-cell table:style-name="ce25" office:value-type="string">
            <text:p>SniffTest - Compose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Comp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MAIL_03</text:p>
          </table:table-cell>
          <table:table-cell table:style-name="ce25" office:value-type="string">
            <text:p>SniffTest - Compose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Comp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MAIL_03</text:p>
          </table:table-cell>
          <table:table-cell table:style-name="ce25" office:value-type="string">
            <text:p>SniffTest - Compose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Compos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MA_MAIL_04</text:p>
          </table:table-cell>
          <table:table-cell office:value-type="string">
            <text:p>SniffTest - Draft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Draf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MAIL_04</text:p>
          </table:table-cell>
          <table:table-cell office:value-type="string">
            <text:p>SniffTest - Draft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Draf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MAIL_04</text:p>
          </table:table-cell>
          <table:table-cell office:value-type="string">
            <text:p>SniffTest - Draft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Draf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5</text:p>
          </table:table-cell>
          <table:table-cell table:style-name="ce25" office:value-type="string">
            <text:p>SniffTest - Repl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MAIL_05</text:p>
          </table:table-cell>
          <table:table-cell table:style-name="ce25" office:value-type="string">
            <text:p>SniffTest - Repl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MAIL_05</text:p>
          </table:table-cell>
          <table:table-cell table:style-name="ce25" office:value-type="string">
            <text:p>SniffTest - Repl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Repl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MA_MAIL_06</text:p>
          </table:table-cell>
          <table:table-cell office:value-type="string">
            <text:p>SniffTest - Forw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Forw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MAIL_06</text:p>
          </table:table-cell>
          <table:table-cell office:value-type="string">
            <text:p>SniffTest - Forw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Forw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MAIL_06</text:p>
          </table:table-cell>
          <table:table-cell office:value-type="string">
            <text:p>SniffTest - Forw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Forwar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8</text:p>
          </table:table-cell>
          <table:table-cell table:style-name="ce25" office:value-type="string">
            <text:p>SniffTest - Drag-drop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Drag and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MAIL_08</text:p>
          </table:table-cell>
          <table:table-cell table:style-name="ce25" office:value-type="string">
            <text:p>SniffTest - Drag-drop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Drag and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MAIL_08</text:p>
          </table:table-cell>
          <table:table-cell table:style-name="ce25" office:value-type="string">
            <text:p>SniffTest - Drag-drop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Drag and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MA_SEARCH_15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SEARCH_15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SEARCH_15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SEARCH_16</text:p>
          </table:table-cell>
          <table:table-cell table:style-name="ce25" office:value-type="string">
            <text:p>SniffTest - Advanced search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Advance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SEARCH_16</text:p>
          </table:table-cell>
          <table:table-cell table:style-name="ce25" office:value-type="string">
            <text:p>SniffTest - Advanced search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Advance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CS_MA_SEARCH_16</text:p>
          </table:table-cell>
          <table:table-cell table:style-name="ce25" office:value-type="string">
            <text:p>SniffTest - Advanced search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Mail\Advance 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CS_MA_TAG_11</text:p>
          </table:table-cell>
          <table:table-cell office:value-type="string">
            <text:p>SniffTest - Manage a tag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Manage Ta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TAG_11</text:p>
          </table:table-cell>
          <table:table-cell office:value-type="string">
            <text:p>SniffTest - Manage a tag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Manage Ta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CS_MA_TAG_11</text:p>
          </table:table-cell>
          <table:table-cell office:value-type="string">
            <text:p>SniffTest - Manage a tag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CS\Mail\Manage Ta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ction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ction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ction\Copy_Pas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ction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ction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ction\Cut_Pas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ction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ction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ction\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ction\Renam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ction\Renam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ction\Renam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ction\Sym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ction\Sym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ction\Symlin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ction\WebDAV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ction\WebDAV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ction\WebDAV\Cre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ction\WebDAV\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ction\WebDAV\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ction\WebDAV\Ac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ction\Drag_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ction\Drag_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ction\Drag_Dro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in\Pub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in\Pub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in\Pub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in\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in\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in\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in\Rel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in\Rel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in\Rel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in\Node_Propert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in\Node_Propert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in\Node_Propert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in\Export_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in\Export_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in\Export_Imp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Folksonom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Folksonom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Folksonom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Taxonom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Taxonom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Taxonom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Templ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Templ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Templ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Dri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Dri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Dri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Name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Name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Namespac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Node_Typ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Node_Typ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Node_Typ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Que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Que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Que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Scrip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Scrip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Scrip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Ac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Ac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ADM\Ac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Lock_Un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Lock_Un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ADM\Lock_Unloc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Create\Folder\Content_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Create\Folder\Content_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Create\Folder\Content_Fold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Clipboa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Clipboa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Clipboa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Collaboration\Tag\Priv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Collaboration\Tag\Priv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Collaboration\Tag\Priv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Collaboration\Tag\Public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Collaboration\Tag\Public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Collaboration\Tag\Public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Collaboration\Langu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Collaboration\Langu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Collaboration\Langu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Collaboration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Collaboration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ECMS\DMS\Collaboration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Collabora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Collabora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ECMS\DMS\Collabora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DMS\Create\Document\Artic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DMS\Create\Document\Artic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DMS\Create\Document\Articl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DMS\Create\Document\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DMS\Create\Document\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DMS\Create\Document\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DMS\Create\Document\Free_Layou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DMS\Create\Document\Free_Layou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DMS\Create\Document\Free_Layou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DMS\Info\Permi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DMS\Info\Permi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DMS\Info\Permiss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DMS\Info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DMS\Info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DMS\Info\Metadata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DMS\Search\Simp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DMS\Search\Simp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DMS\Search\Simp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DMS\Search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DMS\Search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DMS\Search\Advance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DMS\Search\Que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DMS\Search\Que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DMS\Search\Que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DMS\Setting\Browsing_Preferenc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DMS\Setting\Browsing_Preferenc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DMS\Setting\Browsing_Preference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DMS\Upload_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DMS\Upload_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DMS\Upload_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Content_List_Viewer\Create_By_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Content_List_Viewer\Create_By_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Content_List_Viewer\Create_By_Fold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Content_List_Viewer\Create_By_Conten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Content_List_Viewer\Create_By_Conten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Content_List_Viewer\Create_By_Content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UnPub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UnPub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UnPub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Edit_CLV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Edit_CLV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Edit_CLV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FCK_Edito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FCK_Edito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FCK_Edito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Form_Generat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Form_Generat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Form_Generato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letter_Manager\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letter_Manager\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letter_Manager\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Newsletter_Manager\Subscrip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Newsletter_Manager\Subscrip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Newsletter_Manager\Subscrip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letter_Manager\Lett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letter_Manager\Lett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letter_Manager\Lett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Newsletter_Manager\Subscribe_Let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Newsletter_Manager\Subscribe_Let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Newsletter_Manager\Subscribe_Lett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Single_Content_View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Single_Content_View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Single_Content_View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Admin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Admin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Admin\View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WF\Admin\Uploa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WF\Admin\Uploa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WF\Admin\Uploa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Content_Publishing\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Content_Publishing\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Content_Publishing\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WF\Holiday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WF\Holiday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WF\Holiday\Appr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Pay_Raise\WF\Gra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Pay_Raise\WF\Gra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Pay_Raise\WF\Gra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1</text:p>
          </table:table-cell>
          <table:table-cell table:style-name="ce25" office:value-type="string">
            <text:p>SniffTest - Sign In /Sign Ou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Login_out\Sign I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1</text:p>
          </table:table-cell>
          <table:table-cell table:style-name="ce25" office:value-type="string">
            <text:p>SniffTest - Sign In /Sign Ou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Login_out\Sign I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1</text:p>
          </table:table-cell>
          <table:table-cell table:style-name="ce25" office:value-type="string">
            <text:p>SniffTest - Sign In /Sign Ou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Login_out\Sign I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02</text:p>
          </table:table-cell>
          <table:table-cell office:value-type="string">
            <text:p>SniffTest - Register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ublic m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02</text:p>
          </table:table-cell>
          <table:table-cell office:value-type="string">
            <text:p>SniffTest - Register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ublic m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02</text:p>
          </table:table-cell>
          <table:table-cell office:value-type="string">
            <text:p>SniffTest - Register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ublic m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ublic mode\Language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ublic mode\Language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ublic mode\Language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ublic mode\Remember my logi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ublic mode\Remember my logi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ublic mode\Remember my logi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5</text:p>
          </table:table-cell>
          <table:table-cell table:style-name="ce25" office:value-type="string">
            <text:p>SniffTest - Forgot user name/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ublic mode\Forgot user name/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5</text:p>
          </table:table-cell>
          <table:table-cell table:style-name="ce25" office:value-type="string">
            <text:p>SniffTest - Forgot user name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ublic mode\Forgot user name/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5</text:p>
          </table:table-cell>
          <table:table-cell table:style-name="ce25" office:value-type="string">
            <text:p>SniffTest - Forgot user name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ublic mode\Forgot user name/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Group\Organization\New Staff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Group\Organization\New Staff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Group\Organization\New Staff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7</text:p>
          </table:table-cell>
          <table:table-cell table:style-name="ce25" office:value-type="string">
            <text:p>SniffTest - Users Manage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Organization\User and group management\User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7</text:p>
          </table:table-cell>
          <table:table-cell table:style-name="ce25" office:value-type="string">
            <text:p>SniffTest - Users Manage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Organization\User and group management\User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7</text:p>
          </table:table-cell>
          <table:table-cell table:style-name="ce25" office:value-type="string">
            <text:p>SniffTest - Users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Organization\User and group management\User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08</text:p>
          </table:table-cell>
          <table:table-cell office:value-type="string">
            <text:p>SniffTest - Search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Organization\User and group management\User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08</text:p>
          </table:table-cell>
          <table:table-cell office:value-type="string">
            <text:p>SniffTest - Search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Organization\User and group management\User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08</text:p>
          </table:table-cell>
          <table:table-cell office:value-type="string">
            <text:p>SniffTest - Search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Organization\User and group management\User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09</text:p>
          </table:table-cell>
          <table:table-cell table:style-name="ce25" office:value-type="string">
            <text:p>SniffTest - Groups Manage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Organization\User and Group management\Group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9</text:p>
          </table:table-cell>
          <table:table-cell table:style-name="ce25" office:value-type="string">
            <text:p>SniffTest - Groups Manage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Organization\User and Group management\Group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09</text:p>
          </table:table-cell>
          <table:table-cell table:style-name="ce25" office:value-type="string">
            <text:p>SniffTest - Groups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Organization\User and Group management\Group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10</text:p>
          </table:table-cell>
          <table:table-cell office:value-type="string">
            <text:p>SniffTest - Add user into group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Organization\User and Group management\Group Management\Add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0</text:p>
          </table:table-cell>
          <table:table-cell office:value-type="string">
            <text:p>SniffTest - Add user into group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Organization\User and Group management\Group Management\Add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0</text:p>
          </table:table-cell>
          <table:table-cell office:value-type="string">
            <text:p>SniffTest - Add user into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Organization\User and Group management\Group Management\Add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1</text:p>
          </table:table-cell>
          <table:table-cell table:style-name="ce25" office:value-type="string">
            <text:p>SniffTest - Memberships Manage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Organization\User and Group management\Membership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1</text:p>
          </table:table-cell>
          <table:table-cell table:style-name="ce25" office:value-type="string">
            <text:p>SniffTest - Memberships Manage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Organization\User and Group management\Membership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1</text:p>
          </table:table-cell>
          <table:table-cell table:style-name="ce25" office:value-type="string">
            <text:p>SniffTest - Memberships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Organization\User and Group management\Membership Management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12</text:p>
          </table:table-cell>
          <table:table-cell office:value-type="string">
            <text:p>SniffTest - Import applic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Import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2</text:p>
          </table:table-cell>
          <table:table-cell office:value-type="string">
            <text:p>SniffTest - Import applic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Import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2</text:p>
          </table:table-cell>
          <table:table-cell office:value-type="string">
            <text:p>SniffTest - Import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Import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3</text:p>
          </table:table-cell>
          <table:table-cell table:style-name="ce25" office:value-type="string">
            <text:p>SniffTest - Show or hide Import Application ic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3</text:p>
          </table:table-cell>
          <table:table-cell table:style-name="ce25" office:value-type="string">
            <text:p>SniffTest - Show or hide Import Application ic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3</text:p>
          </table:table-cell>
          <table:table-cell table:style-name="ce25" office:value-type="string">
            <text:p>SniffTest - Show or hide Import Application ic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Administration\Application Registry\Displa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14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Manag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4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Manag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4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Manage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5</text:p>
          </table:table-cell>
          <table:table-cell table:style-name="ce25" office:value-type="string">
            <text:p>SniffTest - Add application into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Administration\Application Registry\Add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5</text:p>
          </table:table-cell>
          <table:table-cell table:style-name="ce25" office:value-type="string">
            <text:p>SniffTest - Add application into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Administration\Application Registry\Add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5</text:p>
          </table:table-cell>
          <table:table-cell table:style-name="ce25" office:value-type="string">
            <text:p>SniffTest - Add application into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Administration\Application Registry\Add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16</text:p>
          </table:table-cell>
          <table:table-cell office:value-type="string">
            <text:p>SniffTest - View Portlet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6</text:p>
          </table:table-cell>
          <table:table-cell office:value-type="string">
            <text:p>SniffTest - View Portlet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6</text:p>
          </table:table-cell>
          <table:table-cell office:value-type="string">
            <text:p>SniffTest - View Portlet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Port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7</text:p>
          </table:table-cell>
          <table:table-cell table:style-name="ce25" office:value-type="string">
            <text:p>SniffTest - Manage remote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Administration\Application Registry\Gadget\Remot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7</text:p>
          </table:table-cell>
          <table:table-cell table:style-name="ce25" office:value-type="string">
            <text:p>SniffTest - Manage remote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Administration\Application Registry\Gadget\Remot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7</text:p>
          </table:table-cell>
          <table:table-cell table:style-name="ce25" office:value-type="string">
            <text:p>SniffTest - Manage remote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\Administration\Application Registry\Gadget\Remot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18</text:p>
          </table:table-cell>
          <table:table-cell office:value-type="string">
            <text:p>SniffTest - Manage manual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Gadget\Manu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8</text:p>
          </table:table-cell>
          <table:table-cell office:value-type="string">
            <text:p>SniffTest - Manage manual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Gadget\Manu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18</text:p>
          </table:table-cell>
          <table:table-cell office:value-type="string">
            <text:p>SniffTest - Manage manual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Gadget\Manu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Site map\Link p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Site map\Link p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Site map\Link p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Site map\Show or hide 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Site map\Show or hide 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Site map\Show or hide p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Ad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22</text:p>
          </table:table-cell>
          <table:table-cell office:value-type="string">
            <text:p>SniffTest - Delete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2</text:p>
          </table:table-cell>
          <table:table-cell office:value-type="string">
            <text:p>SniffTest - Delete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2</text:p>
          </table:table-cell>
          <table:table-cell office:value-type="string">
            <text:p>SniffTest - Delete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Dele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3</text:p>
          </table:table-cell>
          <table:table-cell table:style-name="ce25" office:value-type="string">
            <text:p>SniffTest - Change using portal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change 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3</text:p>
          </table:table-cell>
          <table:table-cell table:style-name="ce25" office:value-type="string">
            <text:p>SniffTest - Change using portal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change 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3</text:p>
          </table:table-cell>
          <table:table-cell table:style-name="ce25" office:value-type="string">
            <text:p>SniffTest - Change using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change 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Edit\Edit Layout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Edit\Edit Layout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Edit\Edit Layout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Portal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Portal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Portal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29</text:p>
          </table:table-cell>
          <table:table-cell table:style-name="ce25" office:value-type="string">
            <text:p>SniffTest - Add new page for portal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Create\Basic\page for 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9</text:p>
          </table:table-cell>
          <table:table-cell table:style-name="ce25" office:value-type="string">
            <text:p>SniffTest - Add new page for portal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Create\Basic\page for 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29</text:p>
          </table:table-cell>
          <table:table-cell table:style-name="ce25" office:value-type="string">
            <text:p>SniffTest - Add new page for portal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Create\Basic\page for 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30</text:p>
          </table:table-cell>
          <table:table-cell office:value-type="string">
            <text:p>SniffTest - Edit page for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Edit\Basic\page for port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0</text:p>
          </table:table-cell>
          <table:table-cell office:value-type="string">
            <text:p>SniffTest - Edit page for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Edit\Basic\page for port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0</text:p>
          </table:table-cell>
          <table:table-cell office:value-type="string">
            <text:p>SniffTest - Edit page for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Edit\Basic\page for portal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 Add application into category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 Add application into category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 Add application into category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age_Nav\Navigation\Manage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age_Nav\Navigation\Manage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age_Nav\Navigation\Manage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38</text:p>
          </table:table-cell>
          <table:table-cell office:value-type="string">
            <text:p>SniffTest - Edit priority for group naviga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age_Nav\Naviga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8</text:p>
          </table:table-cell>
          <table:table-cell office:value-type="string">
            <text:p>SniffTest - Edit priority for group navig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age_Nav\Naviga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38</text:p>
          </table:table-cell>
          <table:table-cell office:value-type="string">
            <text:p>SniffTest - Edit priority for group navig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age_Nav\Navigation\Edi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Create\Basic\page for grou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Create\Basic\page for grou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Create\Basic\page for grou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Edit\Basic\page for 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Edit\Basic\page for 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Edit\Basic\page for 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1</text:p>
          </table:table-cell>
          <table:table-cell table:style-name="ce25" office:value-type="string">
            <text:p>SniffTest - Change site's config when edit layout for group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 Navigation\Edit\Edit Layout\Site's confi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1</text:p>
          </table:table-cell>
          <table:table-cell table:style-name="ce25" office:value-type="string">
            <text:p>SniffTest - Change site's config when edit layout for group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 Navigation\Edit\Edit Layout\Site's confi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1</text:p>
          </table:table-cell>
          <table:table-cell table:style-name="ce25" office:value-type="string">
            <text:p>SniffTest - Change site's config when edit layout for group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 Navigation\Edit\Edit Layout\Site's confi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42</text:p>
          </table:table-cell>
          <table:table-cell office:value-type="string">
            <text:p>SniffTest - Change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Layout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2</text:p>
          </table:table-cell>
          <table:table-cell office:value-type="string">
            <text:p>SniffTest - Change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Layout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2</text:p>
          </table:table-cell>
          <table:table-cell office:value-type="string">
            <text:p>SniffTest - Change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Layout\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3</text:p>
          </table:table-cell>
          <table:table-cell table:style-name="ce25" office:value-type="string">
            <text:p>SniffTest - Change application when edit layout for group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 Navigation\Edit\Edit Layout\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3</text:p>
          </table:table-cell>
          <table:table-cell table:style-name="ce25" office:value-type="string">
            <text:p>SniffTest - Change application when edit layout for group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 Navigation\Edit\Edit Layout\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3</text:p>
          </table:table-cell>
          <table:table-cell table:style-name="ce25" office:value-type="string">
            <text:p>SniffTest - Change application when edit layout for group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 Navigation\Edit\Edit Layout\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 Add application into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 Add application into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 Add application into category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1</text:p>
          </table:table-cell>
          <table:table-cell table:style-name="ce25" office:value-type="string">
            <text:p>SniffTest - Manage gadget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Dashboard\Manage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1</text:p>
          </table:table-cell>
          <table:table-cell table:style-name="ce25" office:value-type="string">
            <text:p>SniffTest - Manage gadget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Dashboard\Manage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1</text:p>
          </table:table-cell>
          <table:table-cell table:style-name="ce25" office:value-type="string">
            <text:p>SniffTest - Manage gadget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Dashboard\Manage gadge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52</text:p>
          </table:table-cell>
          <table:table-cell office:value-type="string">
            <text:p>SniffTest - Manage tab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Dashboard\Manag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2</text:p>
          </table:table-cell>
          <table:table-cell office:value-type="string">
            <text:p>SniffTest - Manage tab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Dashboard\Manag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2</text:p>
          </table:table-cell>
          <table:table-cell office:value-type="string">
            <text:p>SniffTest - Manage tab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Dashboard\Manage tab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Dashboard\Drag &amp;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Dashboard\Drag &amp;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Dashboard\Drag &amp;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Create\Basic\page for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Create\Basic\page for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Create\Basic\page for user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Edit\Basic\page for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Edit\Basic\page for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Edit\Basic\page for 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56</text:p>
          </table:table-cell>
          <table:table-cell office:value-type="string">
            <text:p>SniffTest - Change site's config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user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6</text:p>
          </table:table-cell>
          <table:table-cell office:value-type="string">
            <text:p>SniffTest - Change site's config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user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6</text:p>
          </table:table-cell>
          <table:table-cell office:value-type="string">
            <text:p>SniffTest - Change site's config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user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7</text:p>
          </table:table-cell>
          <table:table-cell table:style-name="ce25" office:value-type="string">
            <text:p>SniffTest - Change container when edit layout for user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User Navigation\Edit\Edit Layout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7</text:p>
          </table:table-cell>
          <table:table-cell table:style-name="ce25" office:value-type="string">
            <text:p>SniffTest - Change container when edit layout for user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User Navigation\Edit\Edit Layout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7</text:p>
          </table:table-cell>
          <table:table-cell table:style-name="ce25" office:value-type="string">
            <text:p>SniffTest - Change container when edit layout for user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User Navigation\Edit\Edit Layout\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58</text:p>
          </table:table-cell>
          <table:table-cell office:value-type="string">
            <text:p>SniffTest - Change application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User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8</text:p>
          </table:table-cell>
          <table:table-cell office:value-type="string">
            <text:p>SniffTest - Change application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User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58</text:p>
          </table:table-cell>
          <table:table-cell office:value-type="string">
            <text:p>SniffTest - Change application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User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59</text:p>
          </table:table-cell>
          <table:table-cell table:style-name="ce25" office:value-type="string">
            <text:p>SniffTest - Add application into container when edit layout for user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User Navigation\Edit\Edit Layout\Add Application into 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9</text:p>
          </table:table-cell>
          <table:table-cell table:style-name="ce25" office:value-type="string">
            <text:p>SniffTest - Add application into container when edit layout for user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User Navigation\Edit\Edit Layout\Add Application into 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59</text:p>
          </table:table-cell>
          <table:table-cell table:style-name="ce25" office:value-type="string">
            <text:p>SniffTest - Add application into container when edit layout for user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User Navigation\Edit\Edit Layout\Add Application into contain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Create\Advanced\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Create\Advanced\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Create\Advanced\Porta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Create\Advanced\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Create\Advanced\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Create\Advanced\Grou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Create\Advanced\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Create\Advanced\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Manage Pages\Create\Advanced\User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64</text:p>
          </table:table-cell>
          <table:table-cell office:value-type="string">
            <text:p>SniffTest - Change language in private m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Language 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64</text:p>
          </table:table-cell>
          <table:table-cell office:value-type="string">
            <text:p>SniffTest - Change language in private mod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Language 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64</text:p>
          </table:table-cell>
          <table:table-cell office:value-type="string">
            <text:p>SniffTest - Change language in private m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Language Setting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65</text:p>
          </table:table-cell>
          <table:table-cell table:style-name="ce25" office:value-type="string">
            <text:p>SniffTest - Change sk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rivate mode\Skin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65</text:p>
          </table:table-cell>
          <table:table-cell table:style-name="ce25" office:value-type="string">
            <text:p>SniffTest - Change sk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rivate mode\Skin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65</text:p>
          </table:table-cell>
          <table:table-cell table:style-name="ce25" office:value-type="string">
            <text:p>SniffTest - Change sk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rivate mode\Skin Setting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GTN_66</text:p>
          </table:table-cell>
          <table:table-cell office:value-type="string">
            <text:p>SniffTest - Change User Profi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Account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66</text:p>
          </table:table-cell>
          <table:table-cell office:value-type="string">
            <text:p>SniffTest - Change User Profil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Account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GTN_66</text:p>
          </table:table-cell>
          <table:table-cell office:value-type="string">
            <text:p>SniffTest - Change User Pro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Account Settings\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67</text:p>
          </table:table-cell>
          <table:table-cell table:style-name="ce25" office:value-type="string">
            <text:p>SniffTest - Change Password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rivate mode\Account Settings\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67</text:p>
          </table:table-cell>
          <table:table-cell table:style-name="ce25" office:value-type="string">
            <text:p>SniffTest - Change Password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rivate mode\Account Settings\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GTN_67</text:p>
          </table:table-cell>
          <table:table-cell table:style-name="ce25" office:value-type="string">
            <text:p>SniffTest - Change Password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Portal\Private mode\Account Settings\Password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ANS_ANS_01</text:p>
          </table:table-cell>
          <table:table-cell office:value-type="string">
            <text:p>SniffTest - Basic action on answer 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KS\Answers\Answer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ANS_01</text:p>
          </table:table-cell>
          <table:table-cell office:value-type="string">
            <text:p>SniffTest - Basic action on answer 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KS\Answers\Answer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ANS_01</text:p>
          </table:table-cell>
          <table:table-cell office:value-type="string">
            <text:p>SniffTest - Basic action on answer 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KS\Answers\Answer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ANS_02</text:p>
          </table:table-cell>
          <table:table-cell table:style-name="ce25" office:value-type="string">
            <text:p>SniffTest - Rate/Sort answer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KS\Answers\Answer\Rate_And_S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ANS_02</text:p>
          </table:table-cell>
          <table:table-cell table:style-name="ce25" office:value-type="string">
            <text:p>SniffTest - Rate/Sort answer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KS\Answers\Answer\Rate_And_S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ANS_02</text:p>
          </table:table-cell>
          <table:table-cell table:style-name="ce25" office:value-type="string">
            <text:p>SniffTest - Rate/Sort answ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KS\Answers\Answer\Rate_And_Sor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ANS_ANS_03</text:p>
          </table:table-cell>
          <table:table-cell office:value-type="string">
            <text:p>SniffTest - Activate/Approve answ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KS\Answers\Answer\Active_And_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ANS_03</text:p>
          </table:table-cell>
          <table:table-cell office:value-type="string">
            <text:p>SniffTest - Activate/Approve answ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KS\Answers\Answer\Active_And_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ANS_03</text:p>
          </table:table-cell>
          <table:table-cell office:value-type="string">
            <text:p>SniffTest - Activate/Approve ans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KS\Answers\Answer\Active_And_Appro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ANS_04</text:p>
          </table:table-cell>
          <table:table-cell table:style-name="ce25" office:value-type="string">
            <text:p>SniffTest - Manage Comment in Question (Add/Edit/Delete/Promo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KS\Answers\Answer\Manage_Com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ANS_04</text:p>
          </table:table-cell>
          <table:table-cell table:style-name="ce25" office:value-type="string">
            <text:p>SniffTest - Manage Comment in Question (Add/Edit/Delete/Promo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KS\Answers\Answer\Manage_Com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ANS_04</text:p>
          </table:table-cell>
          <table:table-cell table:style-name="ce25" office:value-type="string">
            <text:p>SniffTest - Manage Comment in Question (Add/Edit/Delete/Promo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KS\Answers\Answer\Manage_Com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ANS_CAT_01</text:p>
          </table:table-cell>
          <table:table-cell office:value-type="string">
            <text:p>SniffTest - Manage Category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KS\Answers\Category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CAT_01</text:p>
          </table:table-cell>
          <table:table-cell office:value-type="string">
            <text:p>SniffTest - Manage Category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KS\Answers\Category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CAT_01</text:p>
          </table:table-cell>
          <table:table-cell office:value-type="string">
            <text:p>SniffTest - Manage Category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KS\Answers\Category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CAT_02</text:p>
          </table:table-cell>
          <table:table-cell table:style-name="ce25" office:value-type="string">
            <text:p>SniffTest - Drag and Drop categor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KS\Answers\Category\Drag_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CAT_02</text:p>
          </table:table-cell>
          <table:table-cell table:style-name="ce25" office:value-type="string">
            <text:p>SniffTest - Drag and Drop category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KS\Answers\Category\Drag_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CAT_02</text:p>
          </table:table-cell>
          <table:table-cell table:style-name="ce25" office:value-type="string">
            <text:p>SniffTest - Drag and Drop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KS\Answers\Category\Drag_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ANS_CAT_03</text:p>
          </table:table-cell>
          <table:table-cell office:value-type="string">
            <text:p>SniffTest - Export/Import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KS\Answers\Category\Export 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CAT_03</text:p>
          </table:table-cell>
          <table:table-cell office:value-type="string">
            <text:p>SniffTest - Export/Import 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KS\Answers\Category\Export 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CAT_03</text:p>
          </table:table-cell>
          <table:table-cell office:value-type="string">
            <text:p>SniffTest - Export/Import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/>
          <table:table-cell office:value-type="string">
            <text:p>KS\Answers\Category\Export Im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CAT_04</text:p>
          </table:table-cell>
          <table:table-cell table:style-name="ce25" office:value-type="string">
            <text:p>SniffTest - Watch/Unwatch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KS\Answers\Category\Watch_Un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CAT_04</text:p>
          </table:table-cell>
          <table:table-cell table:style-name="ce25" office:value-type="string">
            <text:p>SniffTest - Watch/Unwatch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KS\Answers\Category\Watch_Un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CAT_04</text:p>
          </table:table-cell>
          <table:table-cell table:style-name="ce25" office:value-type="string">
            <text:p>SniffTest - Watch/Unwatch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KS\Answers\Category\Watch_Un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ANS_QUE_01</text:p>
          </table:table-cell>
          <table:table-cell office:value-type="string">
            <text:p>SniffTest - Basic action on question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Answers\Question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QUE_01</text:p>
          </table:table-cell>
          <table:table-cell office:value-type="string">
            <text:p>SniffTest - Basic action on question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Answers\Question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QUE_01</text:p>
          </table:table-cell>
          <table:table-cell office:value-type="string">
            <text:p>SniffTest - Basic action on question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Answers\Question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QUE_02</text:p>
          </table:table-cell>
          <table:table-cell table:style-name="ce25" office:value-type="string">
            <text:p>SniffTest - Vote ques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Default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Answers\Question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QUE_02</text:p>
          </table:table-cell>
          <table:table-cell table:style-name="ce25" office:value-type="string">
            <text:p>SniffTest - Vote ques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Default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Answers\Question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QUE_02</text:p>
          </table:table-cell>
          <table:table-cell table:style-name="ce25" office:value-type="string">
            <text:p>SniffTest - Vote question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Default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Answers\Question\Vo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ANS_QUE_03</text:p>
          </table:table-cell>
          <table:table-cell office:value-type="string">
            <text:p>SniffTest - Send to fri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Answers\Question\Se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QUE_03</text:p>
          </table:table-cell>
          <table:table-cell office:value-type="string">
            <text:p>SniffTest - Send to frien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Answers\Question\Se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QUE_03</text:p>
          </table:table-cell>
          <table:table-cell office:value-type="string">
            <text:p>SniffTest - Send to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Answers\Question\Sen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QUE_04</text:p>
          </table:table-cell>
          <table:table-cell table:style-name="ce25" office:value-type="string">
            <text:p>SniffTest - Manage Ques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Default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Answers\Question\Manage_Ques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QUE_04</text:p>
          </table:table-cell>
          <table:table-cell table:style-name="ce25" office:value-type="string">
            <text:p>SniffTest - Manage Ques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Default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Answers\Question\Manage_Ques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QUE_04</text:p>
          </table:table-cell>
          <table:table-cell table:style-name="ce25" office:value-type="string">
            <text:p>SniffTest - Manage Ques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Default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Answers\Question\Manage_Ques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ANS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Answers\Search\Quick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Answers\Search\Quick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Answers\Search\Quick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Default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Answers\Search_Advanced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Default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Answers\Search_Advanced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ANS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Default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Answers\Search_Advanced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ANS_SET_01</text:p>
          </table:table-cell>
          <table:table-cell office:value-type="string">
            <text:p>SniffTest - Setting Answer porl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Answers\Setting 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SET_01</text:p>
          </table:table-cell>
          <table:table-cell office:value-type="string">
            <text:p>SniffTest - Setting Answer porl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Answers\Setting 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ANS_SET_01</text:p>
          </table:table-cell>
          <table:table-cell office:value-type="string">
            <text:p>SniffTest - Setting Answer porl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Answers\Setting 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AQ_BRS_01</text:p>
          </table:table-cell>
          <table:table-cell table:style-name="ce25" office:value-type="string">
            <text:p>SniffTest - Browse Category/Sub-categor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Default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FAQ\Browse_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AQ_BRS_01</text:p>
          </table:table-cell>
          <table:table-cell table:style-name="ce25" office:value-type="string">
            <text:p>SniffTest - Browse Category/Sub-category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Default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FAQ\Browse_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AQ_BRS_01</text:p>
          </table:table-cell>
          <table:table-cell table:style-name="ce25" office:value-type="string">
            <text:p>SniffTest - Browse Category/Sub-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Default" office:value-type="string">
            <text:p>x</text:p>
          </table:table-cell>
          <table:table-cell table:number-columns-repeated="2"/>
          <table:table-cell table:style-name="ce25"/>
          <table:table-cell table:style-name="ce25" office:value-type="string">
            <text:p>KS\FAQ\Browse_Categor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AQ_SET_01</text:p>
          </table:table-cell>
          <table:table-cell office:value-type="string">
            <text:p>SniffTest - Setting FAQ porl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FAQ\Setting_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AQ_SET_01</text:p>
          </table:table-cell>
          <table:table-cell office:value-type="string">
            <text:p>SniffTest - Setting FAQ porl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FAQ\Setting_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AQ_SET_01</text:p>
          </table:table-cell>
          <table:table-cell office:value-type="string">
            <text:p>SniffTest - Setting FAQ porl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KS\FAQ\Setting_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AQ_VIE_01</text:p>
          </table:table-cell>
          <table:table-cell table:style-name="ce25" office:value-type="string">
            <text:p>SniffTest - View question detail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AQ\View_Ques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AQ_VIE_01</text:p>
          </table:table-cell>
          <table:table-cell table:style-name="ce25" office:value-type="string">
            <text:p>SniffTest - View question detail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AQ\View_Ques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AQ_VIE_01</text:p>
          </table:table-cell>
          <table:table-cell table:style-name="ce25" office:value-type="string">
            <text:p>SniffTest - View question det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AQ\View_Ques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BAN_01</text:p>
          </table:table-cell>
          <table:table-cell office:value-type="string">
            <text:p>SniffTest - Ban IP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Administration\Ban_I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BAN_01</text:p>
          </table:table-cell>
          <table:table-cell office:value-type="string">
            <text:p>SniffTest - Ban IP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Administration\Ban_I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BAN_01</text:p>
          </table:table-cell>
          <table:table-cell office:value-type="string">
            <text:p>SniffTest - Ban I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Administration\Ban_IP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BBC_01</text:p>
          </table:table-cell>
          <table:table-cell table:style-name="ce25" office:value-type="string">
            <text:p>SniffTest - Manage BB cod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Administration\Manage_BB_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BBC_01</text:p>
          </table:table-cell>
          <table:table-cell table:style-name="ce25" office:value-type="string">
            <text:p>SniffTest - Manage BB cod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Administration\Manage_BB_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BBC_01</text:p>
          </table:table-cell>
          <table:table-cell table:style-name="ce25" office:value-type="string">
            <text:p>SniffTest - Manage BB c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Administration\Manage_BB_Cod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BOO_01</text:p>
          </table:table-cell>
          <table:table-cell office:value-type="string">
            <text:p>SniffTest - Bookmark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Bookmar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BOO_01</text:p>
          </table:table-cell>
          <table:table-cell office:value-type="string">
            <text:p>SniffTest - Bookmark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Bookmar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BOO_01</text:p>
          </table:table-cell>
          <table:table-cell office:value-type="string">
            <text:p>SniffTest - Bookmark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Bookmar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CAT_01</text:p>
          </table:table-cell>
          <table:table-cell table:style-name="ce25" office:value-type="string">
            <text:p>SniffTest - Basic action on Category(Add/Edit/Delet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Category\Basic_Actions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CAT_01</text:p>
          </table:table-cell>
          <table:table-cell table:style-name="ce25" office:value-type="string">
            <text:p>SniffTest - Basic action on Category(Add/Edit/Delet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Category\Basic_Actions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CAT_01</text:p>
          </table:table-cell>
          <table:table-cell table:style-name="ce25" office:value-type="string">
            <text:p>SniffTest - Basic action on Category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KS\Forum\Category\Basic_Actions 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CAT_02</text:p>
          </table:table-cell>
          <table:table-cell office:value-type="string">
            <text:p>SniffTest - Import/Export category &amp; foru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Category\Import_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CAT_02</text:p>
          </table:table-cell>
          <table:table-cell office:value-type="string">
            <text:p>SniffTest - Import/Export category &amp; forum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Category\Import_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CAT_02</text:p>
          </table:table-cell>
          <table:table-cell office:value-type="string">
            <text:p>SniffTest - Import/Export category &amp;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Category\Import_Expor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FOR_01</text:p>
          </table:table-cell>
          <table:table-cell table:style-name="ce25" office:value-type="string">
            <text:p>SniffTest - Basic action on Forum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Forum\Basic_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FOR_01</text:p>
          </table:table-cell>
          <table:table-cell table:style-name="ce25" office:value-type="string">
            <text:p>SniffTest - Basic action on Forum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Forum\Basic_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FOR_01</text:p>
          </table:table-cell>
          <table:table-cell table:style-name="ce25" office:value-type="string">
            <text:p>SniffTest - Basic action on Forum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Forum\Basic_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FOR_02</text:p>
          </table:table-cell>
          <table:table-cell office:value-type="string">
            <text:p>SniffTest - More action on Forum(Lock/Unlock/Open/Clos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Forum\More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FOR_02</text:p>
          </table:table-cell>
          <table:table-cell office:value-type="string">
            <text:p>SniffTest - More action on Forum(Lock/Unlock/Open/Clos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Forum\More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FOR_02</text:p>
          </table:table-cell>
          <table:table-cell office:value-type="string">
            <text:p>SniffTest - More action on Forum(Lock/Unlock/Open/Clo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Forum\More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MAN_01</text:p>
          </table:table-cell>
          <table:table-cell table:style-name="ce25" office:value-type="string">
            <text:p>SniffTest - User managem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User_Manage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MAN_01</text:p>
          </table:table-cell>
          <table:table-cell table:style-name="ce25" office:value-type="string">
            <text:p>SniffTest - User managemen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User_Manage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MAN_01</text:p>
          </table:table-cell>
          <table:table-cell table:style-name="ce25" office:value-type="string">
            <text:p>SniffTest - User manage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User_Managem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POS_01</text:p>
          </table:table-cell>
          <table:table-cell office:value-type="string">
            <text:p>SniffTest - Basic action on Post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Post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POS_01</text:p>
          </table:table-cell>
          <table:table-cell office:value-type="string">
            <text:p>SniffTest - Basic action on Post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Post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POS_01</text:p>
          </table:table-cell>
          <table:table-cell office:value-type="string">
            <text:p>SniffTest - Basic action on Po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Post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PRI_01</text:p>
          </table:table-cell>
          <table:table-cell table:style-name="ce25" office:value-type="string">
            <text:p>SniffTest - Private mess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Private_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PRI_01</text:p>
          </table:table-cell>
          <table:table-cell table:style-name="ce25" office:value-type="string">
            <text:p>SniffTest - Private messag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Private_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PRI_01</text:p>
          </table:table-cell>
          <table:table-cell table:style-name="ce25" office:value-type="string">
            <text:p>SniffTest - Private mess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Private_Messag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Search\Quick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Search\Quick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SEA_0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Search\Quick_Search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Search\Advanced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Search\Advanced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SEA_02</text:p>
          </table:table-cell>
          <table:table-cell table:style-name="ce25" office:value-type="string">
            <text:p>SniffTest - Advanced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Search\Advanced_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SET_01</text:p>
          </table:table-cell>
          <table:table-cell office:value-type="string">
            <text:p>SniffTest - Setting Forum porle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Setting_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SET_01</text:p>
          </table:table-cell>
          <table:table-cell office:value-type="string">
            <text:p>SniffTest - Setting Forum porle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Setting_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SET_01</text:p>
          </table:table-cell>
          <table:table-cell office:value-type="string">
            <text:p>SniffTest - Setting Forum porl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Setting_Porle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1</text:p>
          </table:table-cell>
          <table:table-cell table:style-name="ce25" office:value-type="string">
            <text:p>SniffTest - Basic action on Topic 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Basic_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TOP_01</text:p>
          </table:table-cell>
          <table:table-cell table:style-name="ce25" office:value-type="string">
            <text:p>SniffTest - Basic action on Topic 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Basic_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TOP_01</text:p>
          </table:table-cell>
          <table:table-cell table:style-name="ce25" office:value-type="string">
            <text:p>SniffTest - Basic action on Topic 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Basic_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TOP_02</text:p>
          </table:table-cell>
          <table:table-cell office:value-type="string">
            <text:p>SniffTest - More action on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Topic\More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TOP_02</text:p>
          </table:table-cell>
          <table:table-cell office:value-type="string">
            <text:p>SniffTest - More action on Topic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Topic\More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TOP_02</text:p>
          </table:table-cell>
          <table:table-cell office:value-type="string">
            <text:p>SniffTest - More action on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Topic\More_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3</text:p>
          </table:table-cell>
          <table:table-cell table:style-name="ce25" office:value-type="string">
            <text:p>SniffTest - Tag for topic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Ta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TOP_03</text:p>
          </table:table-cell>
          <table:table-cell table:style-name="ce25" office:value-type="string">
            <text:p>SniffTest - Tag for topi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Ta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TOP_03</text:p>
          </table:table-cell>
          <table:table-cell table:style-name="ce25" office:value-type="string">
            <text:p>SniffTest - Tag for topi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Ta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TOP_04</text:p>
          </table:table-cell>
          <table:table-cell office:value-type="string">
            <text:p>SniffTest - Rate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Topic\R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TOP_04</text:p>
          </table:table-cell>
          <table:table-cell office:value-type="string">
            <text:p>SniffTest - Rate 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Topic\R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TOP_04</text:p>
          </table:table-cell>
          <table:table-cell office:value-type="string">
            <text:p>SniffTest - Rate topic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Topic\Ra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5</text:p>
          </table:table-cell>
          <table:table-cell table:style-name="ce25" office:value-type="string">
            <text:p>SniffTest - Manage Poll in topic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Manage_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TOP_05</text:p>
          </table:table-cell>
          <table:table-cell table:style-name="ce25" office:value-type="string">
            <text:p>SniffTest - Manage Poll in topic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Manage_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TOP_05</text:p>
          </table:table-cell>
          <table:table-cell table:style-name="ce25" office:value-type="string">
            <text:p>SniffTest - Manage Poll in topi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Topic\Manage_Poll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KS_FOR_USE_01</text:p>
          </table:table-cell>
          <table:table-cell office:value-type="string">
            <text:p>SniffTest - User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User_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USE_01</text:p>
          </table:table-cell>
          <table:table-cell office:value-type="string">
            <text:p>SniffTest - User Setting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User_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KS_FOR_USE_01</text:p>
          </table:table-cell>
          <table:table-cell office:value-type="string">
            <text:p>SniffTest - User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/>
          <table:table-cell office:value-type="string">
            <text:p>KS\Forum\User_Setting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WAT_01</text:p>
          </table:table-cell>
          <table:table-cell table:style-name="ce25" office:value-type="string">
            <text:p>SniffTest - Watch&amp;Unwatch category/forum/topic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Watch_Un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WAT_01</text:p>
          </table:table-cell>
          <table:table-cell table:style-name="ce25" office:value-type="string">
            <text:p>SniffTest - Watch&amp;Unwatch category/forum/topi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Watch_Un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KS_FOR_WAT_01</text:p>
          </table:table-cell>
          <table:table-cell table:style-name="ce25" office:value-type="string">
            <text:p>SniffTest - Watch&amp;Unwatch category/forum/topi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2"/>
          <table:table-cell office:value-type="string">
            <text:p>x</text:p>
          </table:table-cell>
          <table:table-cell table:style-name="ce25"/>
          <table:table-cell table:style-name="ce25" office:value-type="string">
            <text:p>KS\Forum\Watch_Unwat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Networ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Networ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Networ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Incoming 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Incoming 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Incoming li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Outgoing 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Outgoing 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Outgoing lis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Activities/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Activities/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Activities/Add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Activities/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Activities/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Activities/Ac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Other User/Activi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Other User/Activi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Other User/Activitie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Profile/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Profile/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Profile/Edi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Other User/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Other User/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people/Other User/Profi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Dashboard/Drag and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Dashboard/Drag and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Dashboard/Drag and Drop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Dashboard/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Dashboard/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Dashboard/View link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Other User/Networ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Other User/Networ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people/Other User/Network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Man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Man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Manag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Search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Acce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Acce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Acces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Activit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Activit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Activity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Activity 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Activity 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Activity actions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Member/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Member/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Member/Invit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Member/Reque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Member/Reque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Member/Request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Member/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Member/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Member/Remove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Member/Change Ro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Member/Change Ro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Member/Change Rol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Applic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Applic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Applications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Lea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Lea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Leave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Manage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Manage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Manage navigation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List/Invit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List/Invit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List/Invitation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List/Pend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List/Pend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Social/Space/List/Pending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List/Publ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List/Publ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Social/Space/List/Public</text:p>
          </table:table-cell>
          <table:table-cell table:number-columns-repeated="5"/>
          <table:table-cell table:style-name="Default"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alendar\Manage Ev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alendar\Manage Event</text:p>
          </table:table-cell>
          <table:table-cell table:style-name="ce25" table:number-columns-repeated="5"/>
          <table:table-cell table:number-columns-repeated="47"/>
        </table:table-row>
        <table:table-row table:style-name="ro1">
          <table:table-cell table:style-name="ce25" office:value-type="string">
            <text:p>SNF__CS_CA_EVENT_06</text:p>
          </table:table-cell>
          <table:table-cell table:style-name="ce25" office:value-type="string">
            <text:p>SniffTest - Manage Ev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table:style-name="ce25"/>
          <table:table-cell table:style-name="ce25" office:value-type="string">
            <text:p>CS\Calendar\Manage Event</text:p>
          </table:table-cell>
          <table:table-cell table:style-name="ce25" table:number-columns-repeated="5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09:4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1T09:46:20</dc:date>
    <dc:creator>exoplatform </dc:creator>
    <meta:editing-duration>PT2H41M36S</meta:editing-duration>
    <meta:editing-cycles>19</meta:editing-cycles>
    <meta:generator>LibreOffice/3.4$Unix LibreOffice_project/340m1$Build-402</meta:generator>
    <meta:document-statistic meta:table-count="2" meta:cell-count="4801" meta:object-count="0"/>
    <meta:user-defined meta:name="Info 1"/>
    <meta:user-defined meta:name="Info 2"/>
    <meta:user-defined meta:name="Info 3"/>
    <meta:user-defined meta:name="Info 4"/>
  </office:meta>
</office:document-meta>
</file>